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underline-style="none"/>
    </style:style>
    <style:style style:name="P2" style:family="paragraph" style:parent-style-name="Table_20_Contents">
      <style:text-properties fo:font-weight="normal" style:font-weight-asian="normal" style:font-weight-complex="normal"/>
    </style:style>
    <style:style style:name="P3" style:family="paragraph" style:parent-style-name="Text_20_body">
      <style:text-properties style:text-underline-style="solid" style:text-underline-width="auto" style:text-underline-color="font-color"/>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ódulo Verificador de time out</text:h>
      <text:h text:style-name="Heading_20_4" text:outline-level="4">Descripción general:</text:h>
      <text:p text:style-name="Text_20_body">Este módulo es el encargado de de verificar el tiempo de espera para todos los clientes conectados al servidor. Además en caso de encontrar clientes que superen el máximo especificado en la configuración del servidor se encarga de liberar deshabilitar a esos clientes.</text:p>
      <text:p text:style-name="Text_20_body">Esta clase corre sobre un hilo separado, ya que necesita permanentemente verificar el tiempo de espera de todos los clientes.</text:p>
      <text:h text:style-name="Heading_20_4" text:outline-level="4">Métodos y funciones:</text:h>
      <table:table table:name="Tabla1" table:style-name="Tabla1">
        <table:table-column table:style-name="Tabla1.A"/>
        <table:table-column table:style-name="Tabla1.B"/>
        <table:table-row>
          <table:table-cell table:style-name="Tabla1.A1" office:value-type="string">
            <text:p text:style-name="Table_20_Contents">VerificadorTimeOut(int tiempoRefre,int tiempoConfig , AdministradorClientes* ad )</text:p>
          </table:table-cell>
          <table:table-cell table:style-name="Tabla1.B1" office:value-type="string">
            <text:p text:style-name="Table_20_Contents">Constructor.</text:p>
            <text:p text:style-name="Table_20_Contents">Crea un nuevo verificador de timeout que cada <text:span text:style-name="T1">tiempoRefre</text:span> segundos verificará la colección de clientes conectados a <text:span text:style-name="T1">ad</text:span> y eliminará todos aquellos que tengan un tiempo de espera mayor a <text:span text:style-name="T1">tiempoConfig</text:span></text:p>
          </table:table-cell>
        </table:table-row>
        <table:table-row>
          <table:table-cell table:style-name="Tabla1.A2" office:value-type="string">
            <text:p text:style-name="Table_20_Contents">~VerificadorTimeOut()</text:p>
          </table:table-cell>
          <table:table-cell table:style-name="Tabla1.B2" office:value-type="string">
            <text:p text:style-name="Table_20_Contents">Destructor.</text:p>
            <text:p text:style-name="Table_20_Contents">Libera los recursos que estaba manejando el verificador.</text:p>
          </table:table-cell>
        </table:table-row>
        <table:table-row>
          <table:table-cell table:style-name="Tabla1.A2" office:value-type="string">
            <text:p text:style-name="Table_20_Contents">Void start();</text:p>
          </table:table-cell>
          <table:table-cell table:style-name="Tabla1.B2" office:value-type="string">
            <text:p text:style-name="Table_20_Contents">Método de la clase base Thread. Ejecuta el método <text:span text:style-name="T1">Run</text:span> del verificador de timeOut.</text:p>
          </table:table-cell>
        </table:table-row>
      </table:table>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7T19:31:33</meta:creation-date>
    <dc:date>2011-11-28T00:20:24</dc:date>
    <dc:creator>Pablo </dc:creator>
    <meta:editing-duration>PT26M26S</meta:editing-duration>
    <meta:editing-cycles>3</meta:editing-cycles>
    <meta:generator>LibreOffice/3.3$Unix LibreOffice_project/330m19$Build-401</meta:generator>
    <meta:document-statistic meta:table-count="1" meta:image-count="0" meta:object-count="0" meta:page-count="1" meta:paragraph-count="13" meta:word-count="138" meta:character-count="935"/>
  </office:meta>
</office:document-meta>
</file>